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0244" officeooo:paragraph-rsid="00040244"/>
    </style:style>
    <style:style style:name="P2" style:family="paragraph" style:parent-style-name="Standard">
      <style:text-properties officeooo:rsid="00055360" officeooo:paragraph-rsid="00055360"/>
    </style:style>
    <style:style style:name="P3" style:family="paragraph" style:parent-style-name="Standard">
      <style:text-properties officeooo:rsid="000704fb" officeooo:paragraph-rsid="000704fb"/>
    </style:style>
    <style:style style:name="P4" style:family="paragraph" style:parent-style-name="Standard">
      <style:text-properties officeooo:rsid="000704fb" officeooo:paragraph-rsid="00081da4"/>
    </style:style>
    <style:style style:name="P5" style:family="paragraph" style:parent-style-name="Standard">
      <style:text-properties officeooo:rsid="000704fb" officeooo:paragraph-rsid="000d329f"/>
    </style:style>
    <style:style style:name="P6" style:family="paragraph" style:parent-style-name="Standard">
      <style:text-properties officeooo:rsid="00081da4" officeooo:paragraph-rsid="00081da4"/>
    </style:style>
    <style:style style:name="P7" style:family="paragraph" style:parent-style-name="Standard">
      <style:text-properties officeooo:rsid="00081da4" officeooo:paragraph-rsid="00099e7f"/>
    </style:style>
    <style:style style:name="P8" style:family="paragraph" style:parent-style-name="Standard">
      <style:text-properties officeooo:rsid="00099e7f" officeooo:paragraph-rsid="00099e7f"/>
    </style:style>
    <style:style style:name="P9" style:family="paragraph" style:parent-style-name="Standard">
      <style:text-properties fo:color="#ff0000" officeooo:rsid="00099e7f" officeooo:paragraph-rsid="00099e7f"/>
    </style:style>
    <style:style style:name="P10" style:family="paragraph" style:parent-style-name="Standard">
      <style:text-properties officeooo:rsid="000a4952" officeooo:paragraph-rsid="000a4952"/>
    </style:style>
    <style:style style:name="P11" style:family="paragraph" style:parent-style-name="Standard">
      <style:text-properties officeooo:rsid="000704fb" officeooo:paragraph-rsid="000704fb"/>
    </style:style>
    <style:style style:name="P12" style:family="paragraph" style:parent-style-name="Standard">
      <style:text-properties officeooo:rsid="000704fb" officeooo:paragraph-rsid="00100342"/>
    </style:style>
    <style:style style:name="P13" style:family="paragraph" style:parent-style-name="Standard">
      <style:text-properties officeooo:rsid="00099e7f" officeooo:paragraph-rsid="00099e7f"/>
    </style:style>
    <style:style style:name="P14" style:family="paragraph" style:parent-style-name="Standard">
      <style:text-properties officeooo:rsid="000f4d5b" officeooo:paragraph-rsid="000f4d5b"/>
    </style:style>
    <style:style style:name="P15" style:family="paragraph" style:parent-style-name="Standard">
      <style:paragraph-properties fo:break-before="page"/>
      <style:text-properties officeooo:rsid="000f4d5b" officeooo:paragraph-rsid="000f4d5b"/>
    </style:style>
    <style:style style:name="T1" style:family="text">
      <style:text-properties officeooo:rsid="00055360"/>
    </style:style>
    <style:style style:name="T2" style:family="text">
      <style:text-properties officeooo:rsid="00081da4"/>
    </style:style>
    <style:style style:name="T3" style:family="text">
      <style:text-properties officeooo:rsid="00099e7f"/>
    </style:style>
    <style:style style:name="T4" style:family="text">
      <style:text-properties officeooo:rsid="000b931b"/>
    </style:style>
    <style:style style:name="T5" style:family="text">
      <style:text-properties officeooo:rsid="000d329f"/>
    </style:style>
    <style:style style:name="T6" style:family="text">
      <style:text-properties officeooo:rsid="000f4d5b"/>
    </style:style>
    <style:style style:name="T7" style:family="text">
      <style:text-properties officeooo:rsid="001003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tialize a docker swarm:</text:p>
      <text:p text:style-name="P1">$docker swarm init</text:p>
      <text:p text:style-name="P1"/>
      <text:p text:style-name="P1">Manager token for this swarm:</text:p>
      <text:p text:style-name="P1">$docker swarm join-token manager</text:p>
      <text:p text:style-name="P1"/>
      <text:p text:style-name="P1">Run this command to all the nodes connecting to the network.</text:p>
      <text:p text:style-name="P1"><text:line-break/>Create a new network on the main machine:</text:p>
      <text:p text:style-name="P1">$docker network create --attachable -d overlay rc-net</text:p>
      <text:p text:style-name="P1"/>
      <text:p text:style-name="P2">cd /home/smahara/Multi-Host-Network-Attempt12</text:p>
      <text:p text:style-name="P2"/>
      <text:p text:style-name="P2">Execute the bmhn.sh script:</text:p>
      <text:p text:style-name="P2">./bmhn.sh</text:p>
      <text:p text:style-name="P2"/>
      <text:p text:style-name="P2">Copy the channel-artifacts and crypto-config folder in all the connected nodes.</text:p>
      <text:p text:style-name="P2"/>
      <text:p text:style-name="P1"/>
      <text:p text:style-name="P1"><text:span text:style-name="T1">Now r</text:span>un the following commands according to the machine and terminal:</text:p>
      <text:p text:style-name="P1"/>
      <text:p text:style-name="P2">T1(Orderer)</text:p>
      <text:p text:style-name="P2">docker run --rm -it --network="rc-net" --name orderer.rawcubes.com -p 7050:7050 -e ORDERER_GENERAL_LOGLEVEL=debug -e ORDERER_GENERAL_LISTENADDRESS=0.0.0.0 -e ORDERER_GENERAL_LISTENPORT=7050 -e ORDERER_GENERAL_GENESISMETHOD=file -e ORDERER_GENERAL_GENESISFILE=/var/hyperledger/orderer/orderer.genesis.block -e ORDERER_GENERAL_LOCALMSPID=OrdererMSP -e ORDERER_GENERAL_LOCALMSPDIR=/var/hyperledger/orderer/msp -e ORDERER_GENERAL_TLS_ENABLED=false -e CORE_VM_DOCKER_HOSTCONFIG_NETWORKMODE=rc-net -v $(pwd)/channel-artifacts/genesis.block:/var/hyperledger/orderer/orderer.genesis.block -v $(pwd)/crypto-config/ordererOrganizations/rawcubes.com/orderers/orderer.rawcubes.com/msp:/var/hyperledger/orderer/msp -w /opt/gopath/src/github.com/hyperledger/fabric hyperledger/fabric-orderer orderer</text:p>
      <text:p text:style-name="P2"/>
      <text:p text:style-name="P2"/>
      <text:p text:style-name="P2"/>
      <text:p text:style-name="P2">M1T2(CouchDB0)</text:p>
      <text:p text:style-name="P2">docker run --rm -it --network="rc-net" --name couchdb0 -p 5984:5984 -e COUCHDB_USER= -e COUCHDB_PASSWORD= -e CORE_VM_DOCKER_HOSTCONFIG_NETWORKMODE=rc-net hyperledger/fabric-couchdb</text:p>
      <text:p text:style-name="P2"/>
      <text:p text:style-name="P2">M1T3(P0O1)</text:p>
      <text:p text:style-name="P2">docker run --rm -it --link orderer.rawcubes.com:orderer.rawcubes.com --network="rc-net" --name peer0.org1.rawcubes.com -p 8051:7051 -p 8053:7053 -e CORE_LEDGER_STATE_STATEDATABASE=CouchDB -e CORE_LEDGER_STATE_COUCHDBCONFIG_COUCHDBADDRESS=couchdb0:5984 -e CORE_LEDGER_STATE_COUCHDBCONFIG_USERNAME= -e CORE_LEDGER_STATE_COUCHDBCONFIG_PASSWORD= -e <text:soft-page-break/>CORE_PEER_ADDRESSAUTODETECT=true -e CORE_VM_ENDPOINT=unix:///host/var/run/docker.sock -e CORE_LOGGING_LEVEL=DEBUG -e CORE_PEER_NETWORKID=peer0.org1.rawcubes.com -e CORE_NEXT=true -e CORE_PEER_ENDORSER_ENABLED=true -e CORE_PEER_ID=peer0.org1.rawcubes.com -e CORE_PEER_PROFILE_ENABLED=true -e CORE_PEER_COMMITTER_LEDGER_ORDERER=orderer.rawcubes.com:7050 -e CORE_PEER_GOSSIP_IGNORESECURITY=true -e CORE_VM_DOCKER_HOSTCONFIG_NETWORKMODE=rc-net -e CORE_PEER_GOSSIP_EXTERNALENDPOINT=peer0.org1.rawcubes.com:7051 -e CORE_PEER_TLS_ENABLED=false -e CORE_PEER_GOSSIP_USELEADERELECTION=false -e CORE_PEER_GOSSIP_ORGLEADER=true -e CORE_PEER_LOCALMSPID=Org1MSP -v /var/run/:/host/var/run/ -v $(pwd)/crypto-config/peerOrganizations/org1.rawcubes.com/peers/peer0.org1.rawcubes.com/msp:/etc/hyperledger/fabric/msp -w /opt/gopath/src/github.com/hyperledger/fabric/peer hyperledger/fabric-peer peer node start</text:p>
      <text:p text:style-name="P2"/>
      <text:p text:style-name="P2"/>
      <text:p text:style-name="P2"/>
      <text:p text:style-name="P2">M2T1(CouchDB1)</text:p>
      <text:p text:style-name="P2">docker run --rm -it --network="rc-net" --name couchdb1 -p 6984:5984 -e COUCHDB_USER= -e COUCHDB_PASSWORD= -e CORE_VM_DOCKER_HOSTCONFIG_NETWORKMODE=rc-net hyperledger/fabric-couchdb</text:p>
      <text:p text:style-name="P2"/>
      <text:p text:style-name="P2">M2T2(P1O1)</text:p>
      <text:p text:style-name="P2">docker run --rm -it --network="rc-net" --link orderer.rawcubes.com:orderer.rawcubes.com --link peer0.org1.rawcubes.com:peer0.org1.rawcubes.com --name peer1.org1.rawcubes.com -p 9051:7051 -p 9053:7053 -e CORE_LEDGER_STATE_STATEDATABASE=CouchDB -e CORE_LEDGER_STATE_COUCHDBCONFIG_COUCHDBADDRESS=couchdb1:5984 -e CORE_LEDGER_STATE_COUCHDBCONFIG_USERNAME= -e CORE_LEDGER_STATE_COUCHDBCONFIG_PASSWORD= -e CORE_PEER_ADDRESSAUTODETECT=true -e CORE_VM_ENDPOINT=unix:///host/var/run/docker.sock -e CORE_LOGGING_LEVEL=DEBUG -e CORE_PEER_NETWORKID=peer1.org1.rawcubes.com -e CORE_NEXT=true -e CORE_PEER_ENDORSER_ENABLED=true -e CORE_PEER_ID=peer1.org1.rawcubes.com -e CORE_PEER_PROFILE_ENABLED=true -e CORE_PEER_COMMITTER_LEDGER_ORDERER=orderer.rawcubes.com:7050 -e CORE_PEER_GOSSIP_ORGLEADER=true -e CORE_PEER_GOSSIP_EXTERNALENDPOINT=peer1.org1.rawcubes.com:7051 -e CORE_PEER_GOSSIP_IGNORESECURITY=true -e CORE_PEER_LOCALMSPID=Org1MSP -e CORE_VM_DOCKER_HOSTCONFIG_NETWORKMODE=rc-net -e CORE_PEER_GOSSIP_BOOTSTRAP=peer0.org1.rawcubes.com:7051 -e CORE_PEER_GOSSIP_USELEADERELECTION=false -e CORE_PEER_TLS_ENABLED=false -v /var/run/:/host/var/run/ -v $(pwd)/crypto-config/peerOrganizations/org1.rawcubes.com/peers/peer1.org1.rawcubes.com/msp:/etc/hyperledger/fabric/msp -w /opt/gopath/src/github.com/hyperledger/fabric/peer hyperledger/fabric-peer peer node start</text:p>
      <text:p text:style-name="P2"/>
      <text:p text:style-name="P2"/>
      <text:p text:style-name="P2"/>
      <text:p text:style-name="P2">M3T1(CouchDB2)</text:p>
      <text:p text:style-name="P2">docker run --rm -it --network="rc-net" --name couchdb2 -p 7984:5984 -e COUCHDB_USER= -e <text:soft-page-break/>COUCHDB_PASSWORD= -e CORE_VM_DOCKER_HOSTCONFIG_NETWORKMODE=rc-net hyperledger/fabric-couchdb</text:p>
      <text:p text:style-name="P2"/>
      <text:p text:style-name="P2">M3T2(P0O2)</text:p>
      <text:p text:style-name="P2">docker run --rm -it --link orderer.rawcubes.com:orderer.rawcubes.com --network="rc-net" --name peer0.org2.rawcubes.com -p 10051:7051 -p 10053:7053 -e CORE_LEDGER_STATE_STATEDATABASE=CouchDB -e CORE_LEDGER_STATE_COUCHDBCONFIG_COUCHDBADDRESS=couchdb2:5984 -e CORE_LEDGER_STATE_COUCHDBCONFIG_USERNAME= -e CORE_LEDGER_STATE_COUCHDBCONFIG_PASSWORD= -e CORE_PEER_ADDRESSAUTODETECT=true -e CORE_VM_ENDPOINT=unix:///host/var/run/docker.sock -e CORE_LOGGING_LEVEL=DEBUG -e CORE_PEER_NETWORKID=peer0.org2.rawcubes.com -e CORE_NEXT=true -e CORE_PEER_ENDORSER_ENABLED=true -e CORE_PEER_ID=peer0.org2.rawcubes.com -e CORE_PEER_PROFILE_ENABLED=true -e CORE_PEER_COMMITTER_LEDGER_ORDERER=orderer.rawcubes.com:7050 -e CORE_PEER_GOSSIP_IGNORESECURITY=true -e CORE_VM_DOCKER_HOSTCONFIG_NETWORKMODE=rc-net -e CORE_PEER_GOSSIP_EXTERNALENDPOINT=peer0.org2.rawcubes.com:7051 -e CORE_PEER_TLS_ENABLED=false -e CORE_PEER_GOSSIP_USELEADERELECTION=false -e CORE_PEER_GOSSIP_ORGLEADER=true -e CORE_PEER_LOCALMSPID=Org2MSP -v /var/run/:/host/var/run/ -v $(pwd)/crypto-config/peerOrganizations/org2.rawcubes.com/peers/peer0.org2.rawcubes.com/msp:/etc/hyperledger/fabric/msp -w /opt/gopath/src/github.com/hyperledger/fabric/peer hyperledger/fabric-peer peer node start</text:p>
      <text:p text:style-name="P2"/>
      <text:p text:style-name="P2"/>
      <text:p text:style-name="P2"/>
      <text:p text:style-name="P2">M4T1(CouchDB3)</text:p>
      <text:p text:style-name="P2">docker run --rm -it --network="rc-net" --name couchdb3 -p 8984:5984 -e COUCHDB_USER= -e COUCHDB_PASSWORD= -e CORE_VM_DOCKER_HOSTCONFIG_NETWORKMODE=rc-net hyperledger/fabric-couchdb</text:p>
      <text:p text:style-name="P2"/>
      <text:p text:style-name="P2">M4T2(P1O2)</text:p>
      <text:p text:style-name="P2">docker run --rm -it --network="rc-net" --link orderer.rawcubes.com:orderer.rawcubes.com --link peer0.org2.rawcubes.com:peer0.org2.rawcubes.com --name peer1.org2.rawcubes.com -p 11051:7051 -p 11053:7053 -e CORE_LEDGER_STATE_STATEDATABASE=CouchDB -e CORE_LEDGER_STATE_COUCHDBCONFIG_COUCHDBADDRESS=couchdb3:5984 -e CORE_LEDGER_STATE_COUCHDBCONFIG_USERNAME= -e CORE_LEDGER_STATE_COUCHDBCONFIG_PASSWORD= -e CORE_PEER_ADDRESSAUTODETECT=true -e CORE_VM_ENDPOINT=unix:///host/var/run/docker.sock -e CORE_LOGGING_LEVEL=DEBUG -e CORE_PEER_NETWORKID=peer1.org2.rawcubes.com -e CORE_NEXT=true -e CORE_PEER_ENDORSER_ENABLED=true -e CORE_PEER_ID=peer1.org2.rawcubes.com -e CORE_PEER_PROFILE_ENABLED=true -e CORE_PEER_COMMITTER_LEDGER_ORDERER=orderer.rawcubes.com:7050 -e CORE_PEER_GOSSIP_ORGLEADER=true -e CORE_PEER_GOSSIP_EXTERNALENDPOINT=peer1.org2.rawcubes.com:7051 -e CORE_PEER_GOSSIP_IGNORESECURITY=true -e CORE_PEER_LOCALMSPID=Org2MSP -e CORE_VM_DOCKER_HOSTCONFIG_NETWORKMODE=rc-net -e <text:soft-page-break/>CORE_PEER_GOSSIP_BOOTSTRAP=peer0.org2.rawcubes.com:7051 -e CORE_PEER_GOSSIP_USELEADERELECTION=false -e CORE_PEER_TLS_ENABLED=false -v /var/run/:/host/var/run/ -v $(pwd)/crypto-config/peerOrganizations/org2.rawcubes.com/peers/peer1.org2.rawcubes.com/msp:/etc/hyperledger/fabric/msp -w /opt/gopath/src/github.com/hyperledger/fabric/peer hyperledger/fabric-peer peer node start</text:p>
      <text:p text:style-name="P2"/>
      <text:p text:style-name="P2"/>
      <text:p text:style-name="P2"/>
      <text:p text:style-name="P2">M5T1(CouchDB4)</text:p>
      <text:p text:style-name="P2">docker run --rm -it --network="rc-net" --name couchdb4 -p 9984:5984 -e COUCHDB_USER= -e COUCHDB_PASSWORD= -e CORE_VM_DOCKER_HOSTCONFIG_NETWORKMODE=rc-net hyperledger/fabric-couchdb</text:p>
      <text:p text:style-name="P2"/>
      <text:p text:style-name="P2">M5T2(P0O3)</text:p>
      <text:p text:style-name="P2">docker run --rm -it --link orderer.rawcubes.com:orderer.rawcubes.com --network="rc-net" --name peer0.org3.rawcubes.com -p 12051:7051 -p 12053:7053 -e CORE_LEDGER_STATE_STATEDATABASE=CouchDB -e CORE_LEDGER_STATE_COUCHDBCONFIG_COUCHDBADDRESS=couchdb4:5984 -e CORE_LEDGER_STATE_COUCHDBCONFIG_USERNAME= -e CORE_LEDGER_STATE_COUCHDBCONFIG_PASSWORD= -e CORE_PEER_ADDRESSAUTODETECT=true -e CORE_VM_ENDPOINT=unix:///host/var/run/docker.sock -e CORE_LOGGING_LEVEL=DEBUG -e CORE_PEER_NETWORKID=peer0.org3.rawcubes.com -e CORE_NEXT=true -e CORE_PEER_ENDORSER_ENABLED=true -e CORE_PEER_ID=peer0.org3.rawcubes.com -e CORE_PEER_PROFILE_ENABLED=true -e CORE_PEER_COMMITTER_LEDGER_ORDERER=orderer.rawcubes.com:7050 -e CORE_PEER_GOSSIP_IGNORESECURITY=true -e CORE_VM_DOCKER_HOSTCONFIG_NETWORKMODE=rc-net -e CORE_PEER_GOSSIP_EXTERNALENDPOINT=peer0.org3.rawcubes.com:7051 -e CORE_PEER_TLS_ENABLED=false -e CORE_PEER_GOSSIP_USELEADERELECTION=false -e CORE_PEER_GOSSIP_ORGLEADER=true -e CORE_PEER_LOCALMSPID=Org3MSP -v /var/run/:/host/var/run/ -v $(pwd)/crypto-config/peerOrganizations/org3.rawcubes.com/peers/peer0.org3.rawcubes.com/msp:/etc/hyperledger/fabric/msp -w /opt/gopath/src/github.com/hyperledger/fabric/peer hyperledger/fabric-peer peer node start</text:p>
      <text:p text:style-name="P2"/>
      <text:p text:style-name="P2"/>
      <text:p text:style-name="P2"/>
      <text:p text:style-name="P2">M6T1(CouchDB5)</text:p>
      <text:p text:style-name="P2">docker run --rm -it --network="rc-net" --name couchdb5 -p 10984:5984 -e COUCHDB_USER= -e COUCHDB_PASSWORD= -e CORE_VM_DOCKER_HOSTCONFIG_NETWORKMODE=rc-net hyperledger/fabric-couchdb</text:p>
      <text:p text:style-name="P2"/>
      <text:p text:style-name="P2">M6T2(P1O3)</text:p>
      <text:p text:style-name="P2">docker run --rm -it --network="rc-net" --link orderer.rawcubes.com:orderer.rawcubes.com --link peer0.org3.rawcubes.com:peer0.org3.rawcubes.com --name peer1.org3.rawcubes.com -p 13051:7051 -p 13053:7053 -e CORE_LEDGER_STATE_STATEDATABASE=CouchDB -e CORE_LEDGER_STATE_COUCHDBCONFIG_COUCHDBADDRESS=couchdb5:5984 -e CORE_LEDGER_STATE_COUCHDBCONFIG_USERNAME= -e CORE_LEDGER_STATE_COUCHDBCONFIG_PASSWORD= -e <text:soft-page-break/>CORE_PEER_ADDRESSAUTODETECT=true -e CORE_VM_ENDPOINT=unix:///host/var/run/docker.sock -e CORE_LOGGING_LEVEL=DEBUG -e CORE_PEER_NETWORKID=peer1.org3.rawcubes.com -e CORE_NEXT=true -e CORE_PEER_ENDORSER_ENABLED=true -e CORE_PEER_ID=peer1.org3.rawcubes.com -e CORE_PEER_PROFILE_ENABLED=true -e CORE_PEER_COMMITTER_LEDGER_ORDERER=orderer.rawcubes.com:7050 -e CORE_PEER_GOSSIP_ORGLEADER=true -e CORE_PEER_GOSSIP_EXTERNALENDPOINT=peer1.org3.rawcubes.com:7051 -e CORE_PEER_GOSSIP_IGNORESECURITY=true -e CORE_PEER_LOCALMSPID=Org3MSP -e CORE_VM_DOCKER_HOSTCONFIG_NETWORKMODE=rc-net -e CORE_PEER_GOSSIP_BOOTSTRAP=peer0.org3.rawcubes.com:7051 -e CORE_PEER_GOSSIP_USELEADERELECTION=false -e CORE_PEER_TLS_ENABLED=false -v /var/run/:/host/var/run/ -v $(pwd)/crypto-config/peerOrganizations/org3.rawcubes.com/peers/peer1.org3.rawcubes.com/msp:/etc/hyperledger/fabric/msp -w /opt/gopath/src/github.com/hyperledger/fabric/peer hyperledger/fabric-peer peer node start</text:p>
      <text:p text:style-name="P2"/>
      <text:p text:style-name="P2"/>
      <text:p text:style-name="P2"/>
      <text:p text:style-name="P2">M7T1(CouchDB6)</text:p>
      <text:p text:style-name="P2">docker run --rm -it --network="rc-net" --name couchdb6 -p 11984:5984 -e COUCHDB_USER= -e COUCHDB_PASSWORD= -e CORE_VM_DOCKER_HOSTCONFIG_NETWORKMODE=rc-net hyperledger/fabric-couchdb</text:p>
      <text:p text:style-name="P2"/>
      <text:p text:style-name="P2">M7T2(P0O4)</text:p>
      <text:p text:style-name="P2">docker run --rm -it --link orderer.rawcubes.com:orderer.rawcubes.com --network="rc-net" --name peer0.org4.rawcubes.com -p 14051:7051 -p 14053:7053 -e CORE_LEDGER_STATE_STATEDATABASE=CouchDB -e CORE_LEDGER_STATE_COUCHDBCONFIG_COUCHDBADDRESS=couchdb6:5984 -e CORE_LEDGER_STATE_COUCHDBCONFIG_USERNAME= -e CORE_LEDGER_STATE_COUCHDBCONFIG_PASSWORD= -e CORE_PEER_ADDRESSAUTODETECT=true -e CORE_VM_ENDPOINT=unix:///host/var/run/docker.sock -e CORE_LOGGING_LEVEL=DEBUG -e CORE_PEER_NETWORKID=peer0.org4.rawcubes.com -e CORE_NEXT=true -e CORE_PEER_ENDORSER_ENABLED=true -e CORE_PEER_ID=peer0.org4.rawcubes.com -e CORE_PEER_PROFILE_ENABLED=true -e CORE_PEER_COMMITTER_LEDGER_ORDERER=orderer.rawcubes.com:7050 -e CORE_PEER_GOSSIP_IGNORESECURITY=true -e CORE_VM_DOCKER_HOSTCONFIG_NETWORKMODE=rc-net -e CORE_PEER_GOSSIP_EXTERNALENDPOINT=peer0.org4.rawcubes.com:7051 -e CORE_PEER_TLS_ENABLED=false -e CORE_PEER_GOSSIP_USELEADERELECTION=false -e CORE_PEER_GOSSIP_ORGLEADER=true -e CORE_PEER_LOCALMSPID=Org4MSP -v /var/run/:/host/var/run/ -v $(pwd)/crypto-config/peerOrganizations/org4.rawcubes.com/peers/peer0.org4.rawcubes.com/msp:/etc/hyperledger/fabric/msp -w /opt/gopath/src/github.com/hyperledger/fabric/peer hyperledger/fabric-peer peer node start</text:p>
      <text:p text:style-name="P2"/>
      <text:p text:style-name="P2"/>
      <text:p text:style-name="P2"/>
      <text:p text:style-name="P2">M8T1(CouchDB7)</text:p>
      <text:p text:style-name="P2">docker run --rm -it --network="rc-net" --name couchdb7 -p 12984:5984 -e COUCHDB_USER= -e <text:soft-page-break/>COUCHDB_PASSWORD= -e CORE_VM_DOCKER_HOSTCONFIG_NETWORKMODE=rc-net hyperledger/fabric-couchdb</text:p>
      <text:p text:style-name="P2"/>
      <text:p text:style-name="P2">M8T2(P1O4)</text:p>
      <text:p text:style-name="P2">docker run --rm -it --network="rc-net" --link orderer.rawcubes.com:orderer.rawcubes.com --link peer0.org4.rawcubes.com:peer0.org4.rawcubes.com --name peer1.org4.rawcubes.com -p 15051:7051 -p 15053:7053 -e CORE_LEDGER_STATE_STATEDATABASE=CouchDB -e CORE_LEDGER_STATE_COUCHDBCONFIG_COUCHDBADDRESS=couchdb7:5984 -e CORE_LEDGER_STATE_COUCHDBCONFIG_USERNAME= -e CORE_LEDGER_STATE_COUCHDBCONFIG_PASSWORD= -e CORE_PEER_ADDRESSAUTODETECT=true -e CORE_VM_ENDPOINT=unix:///host/var/run/docker.sock -e CORE_LOGGING_LEVEL=DEBUG -e CORE_PEER_NETWORKID=peer1.org4.rawcubes.com -e CORE_NEXT=true -e CORE_PEER_ENDORSER_ENABLED=true -e CORE_PEER_ID=peer1.org4.rawcubes.com -e CORE_PEER_PROFILE_ENABLED=true -e CORE_PEER_COMMITTER_LEDGER_ORDERER=orderer.rawcubes.com:7050 -e CORE_PEER_GOSSIP_ORGLEADER=true -e CORE_PEER_GOSSIP_EXTERNALENDPOINT=peer1.org4.rawcubes.com:7051 -e CORE_PEER_GOSSIP_IGNORESECURITY=true -e CORE_PEER_LOCALMSPID=Org4MSP -e CORE_VM_DOCKER_HOSTCONFIG_NETWORKMODE=rc-net -e CORE_PEER_GOSSIP_BOOTSTRAP=peer0.org4.rawcubes.com:7051 -e CORE_PEER_GOSSIP_USELEADERELECTION=false -e CORE_PEER_TLS_ENABLED=false -v /var/run/:/host/var/run/ -v $(pwd)/crypto-config/peerOrganizations/org4.rawcubes.com/peers/peer1.org4.rawcubes.com/msp:/etc/hyperledger/fabric/msp -w /opt/gopath/src/github.com/hyperledger/fabric/peer hyperledger/fabric-peer peer node start</text:p>
      <text:p text:style-name="P2"/>
      <text:p text:style-name="P2"/>
      <text:p text:style-name="P2"/>
      <text:p text:style-name="P2">CLI Terminal:</text:p>
      <text:p text:style-name="P2">docker run --rm -it --network="rc-net" --name cli --link orderer.rawcubes.com:orderer.rawcubes.com --link peer0.org1.rawcubes.com:peer0.org1.rawcubes.com --link peer1.org1.rawcubes.com:peer1.org1.rawcubes.com -p 1<text:span text:style-name="T6">6</text:span>051:7051 -p 1<text:span text:style-name="T6">6</text:span>053:7053 -e GOPATH=/opt/gopath -e CORE_PEER_LOCALMSPID=Org1MSP -e CORE_PEER_TLS_ENABLED=false -e CORE_VM_ENDPOINT=unix:///host/var/run/docker.sock -e CORE_LOGGING_LEVEL=DEBUG -e CORE_PEER_ID=cli -e CORE_PEER_ADDRESS=peer0.org1.rawcubes.com:7051 -e CORE_PEER_NETWORKID=cli -e CORE_PEER_MSPCONFIGPATH=/opt/gopath/src/github.com/hyperledger/fabric/peer/crypto/peerOrganizations/org1.rawcubes.com/users/Admin@org1.rawcubes.com/msp -e CORE_VM_DOCKER_HOSTCONFIG_NETWORKMODE=rc-net <text:s/>-v /var/run/:/host/var/run/ -v $(pwd)/chaincode/:/opt/gopath/src/github.com/hyperledger/fabric/chaincode/go -v $(pwd)/crypto-config:/opt/gopath/src/github.com/hyperledger/fabric/peer/crypto/ -v $(pwd)/scripts:/opt/gopath/src/github.com/hyperledger/fabric/peer/scripts/ -v $(pwd)/channel-artifacts:/opt/gopath/src/github.com/hyperledger/fabric/peer/channel-artifacts -w /opt/gopath/src/github.com/hyperledger/fabric/peer hyperledger/fabric-tools /bin/bash</text:p>
      <text:p text:style-name="P2"/>
      <text:p text:style-name="P2"/>
      <text:p text:style-name="P2"/>
      <text:p text:style-name="P2"/>
      <text:p text:style-name="P2"/>
      <text:p text:style-name="P2"><text:soft-page-break/>Run the cli container on any connected node. You should see the following path on the command prompt: </text:p>
      <text:p text:style-name="P10">root@ff4f415a957b:/opt/gopath/src/github.com/hyperledger/fabric/peer#</text:p>
      <text:p text:style-name="P2"/>
      <text:p text:style-name="P2">Set the environment variables against Peer0Org1:</text:p>
      <text:p text:style-name="P2"/>
      <text:p text:style-name="P2">export CHANNEL_NAME=rcchannel</text:p>
      <text:p text:style-name="P2">echo $CHANNEL_NAME</text:p>
      <text:p text:style-name="P2"/>
      <text:p text:style-name="P2">CORE_PEER_MSPCONFIGPATH=/opt/gopath/src/github.com/hyperledger/fabric/peer/crypto/peerOrganizations/org1.rawcubes.com/users/Admin@org1.rawcubes.com/msp</text:p>
      <text:p text:style-name="P2">CORE_PEER_LOCALMSPID="Org1MSP"</text:p>
      <text:p text:style-name="P2">CORE_PEER_TLS_ROOTCERT_FILE=/opt/gopath/src/github.com/hyperledger/fabric/peer/crypto/peerOrganizations/org1.rawcubes.com/peers/peer0.org1.rawcubes.com/tls/ca.crt</text:p>
      <text:p text:style-name="P2">CORE_PEER_ADDRESS=peer0.org1.rawcubes.com:7051 </text:p>
      <text:p text:style-name="P2"/>
      <text:p text:style-name="P2"/>
      <text:p text:style-name="P3">Create the channel:</text:p>
      <text:p text:style-name="P3">peer channel create -o orderer.<text:span text:style-name="T4">rawcubes</text:span>.com:7050 -c $CHANNEL_NAME -f ./channel-artifacts/channel.tx</text:p>
      <text:p text:style-name="P3"/>
      <text:p text:style-name="P3">Update the anchor peer for each Org. <text:span text:style-name="T6">Set environment variable for every peer before running these commands</text:span>:</text:p>
      <text:p text:style-name="P3">peer channel update -o orderer.<text:span text:style-name="T5">rawcubes</text:span>.com:7050 -c $CHANNEL_NAME -f ./channel-artifacts/Org1MSPanchors.tx</text:p>
      <text:p text:style-name="P5">peer channel update -o orderer.<text:span text:style-name="T5">rawcubes</text:span>.com:7050 -c $CHANNEL_NAME -f ./channel-artifacts/Org2MSPanchors.tx</text:p>
      <text:p text:style-name="P5">peer channel update -o orderer.<text:span text:style-name="T5">rawcubes</text:span>.com:7050 -c $CHANNEL_NAME -f ./channel-artifacts/Org3MSPanchors.tx</text:p>
      <text:p text:style-name="P5">peer channel update -o orderer.<text:span text:style-name="T5">rawcubes</text:span>.com:7050 -c $CHANNEL_NAME -f ./channel-artifacts/Org4MSPanchors.tx</text:p>
      <text:p text:style-name="P3"/>
      <text:p text:style-name="P3"/>
      <text:p text:style-name="P3">Join every peer to the channel by setting the peer specific environment variable and running the following command against it:</text:p>
      <text:p text:style-name="P3">peer channel join -b $CHANNEL_NAME.block</text:p>
      <text:p text:style-name="P3"/>
      <text:p text:style-name="P12">Install chaincode against every peer <text:span text:style-name="T7">after setting its environment variables</text:span>:</text:p>
      <text:p text:style-name="P4"><text:span text:style-name="T2">peer chaincode install -n rccc12 -v 1.0 -p github.com/hyperledger/fabric/chaincode/go </text:span></text:p>
      <text:p text:style-name="P3"/>
      <text:p text:style-name="P3">Instantiate the chaincode against any one peer:</text:p>
      <text:p text:style-name="P4"><text:span text:style-name="T2">peer chaincode instantiate -o orderer.rawcubes.com:7050 -C $CHANNEL_NAME -n rccc12 -v 1.0 -c '{"Args":["init","000IND","Govt"]}' -P "OR ('Org1MSP.member','Org2MSP.member','Org3MSP.member','Org4MSP.member')"</text:span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Traversing through the chaincode:</text:p>
      <text:p text:style-name="P4"/>
      <text:p text:style-name="P6">peer chaincode query -C $CHANNEL_NAME -n rccc12 -c '{"Args":["query","000IND"]}'</text:p>
      <text:p text:style-name="P4"/>
      <text:p text:style-name="P6">peer chaincode invoke -o orderer.rawcubes.com:7050 -C $CHANNEL_NAME -n rccc12 -c '{"Args":["addnew","XXXIND","xxx"]}'</text:p>
      <text:p text:style-name="P6"/>
      <text:p text:style-name="P7">peer chaincode invoke -o orderer.rawcubes.com:7050 -C $CHANNEL_NAME -n rccc12 -c '{"Args":["<text:span text:style-name="T3">transfer</text:span>","XXXIND","xxx"]}'</text:p>
      <text:p text:style-name="P7"/>
      <text:p text:style-name="P7">peer chaincode invoke -o orderer.rawcubes.com:7050 -C $CHANNEL_NAME -n rccc12 -c '{"Args":["<text:span text:style-name="T3">queryAll</text:span>"]}'</text:p>
      <text:p text:style-name="P7"/>
      <text:p text:style-name="P7">peer chaincode invoke -o orderer.rawcubes.com:7050 -C $CHANNEL_NAME -n rccc12 -c '{"Args":["<text:span text:style-name="T3">getHistory</text:span>","XXXIND"]}'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To bring the network down on the secondary nodes,</text:p>
      <text:p text:style-name="P8">$./cmhn_worker.sh</text:p>
      <text:p text:style-name="P8"/>
      <text:p text:style-name="P8">To bring the network down on the host machine,</text:p>
      <text:p text:style-name="P8">$./cmhn.sh</text:p>
      <text:p text:style-name="P8"/>
      <text:p text:style-name="P9">(WARNING: DON'T MIX THEM UP!)</text:p>
      <text:p text:style-name="P8"/>
      <text:p text:style-name="P8"/>
      <text:p text:style-name="P8"/>
      <text:p text:style-name="P8"/>
      <text:p text:style-name="P8"/>
      <text:p text:style-name="P15"/>
      <text:p text:style-name="P14">P0O1</text:p>
      <text:p text:style-name="P14">CORE_PEER_MSPCONFIGPATH=/opt/gopath/src/github.com/hyperledger/fabric/peer/crypto/peerOrganizations/org1.rawcubes.com/users/Admin@org1.rawcubes.com/msp</text:p>
      <text:p text:style-name="P14">CORE_PEER_LOCALMSPID="Org1MSP"</text:p>
      <text:p text:style-name="P14">CORE_PEER_TLS_ROOTCERT_FILE=/opt/gopath/src/github.com/hyperledger/fabric/peer/crypto/peerOrganizations/org1.rawcubes.com/peers/peer0.org1.rawcubes.com/tls/ca.crt</text:p>
      <text:p text:style-name="P14">CORE_PEER_ADDRESS=peer0.org1.rawcubes.com:7051</text:p>
      <text:p text:style-name="P14"/>
      <text:p text:style-name="P14">P1O1</text:p>
      <text:p text:style-name="P14">CORE_PEER_MSPCONFIGPATH=/opt/gopath/src/github.com/hyperledger/fabric/peer/crypto/peerOrganizations/org1.rawcubes.com/users/Admin@org1.rawcubes.com/msp</text:p>
      <text:p text:style-name="P14">CORE_PEER_LOCALMSPID="Org1MSP"</text:p>
      <text:p text:style-name="P14">CORE_PEER_TLS_ROOTCERT_FILE=/opt/gopath/src/github.com/hyperledger/fabric/peer/crypto/peerOrganizations/org1.rawcubes.com/peers/peer0.org1.rawcubes.com/tls/ca.crt</text:p>
      <text:p text:style-name="P14">CORE_PEER_ADDRESS=peer1.org1.rawcubes.com:7051</text:p>
      <text:p text:style-name="P14"/>
      <text:p text:style-name="P14">P0O2</text:p>
      <text:p text:style-name="P14">CORE_PEER_MSPCONFIGPATH=/opt/gopath/src/github.com/hyperledger/fabric/peer/crypto/peerOrganizations/org2.rawcubes.com/users/Admin@org2.rawcubes.com/msp</text:p>
      <text:p text:style-name="P14">CORE_PEER_LOCALMSPID="Org2MSP"</text:p>
      <text:p text:style-name="P14">CORE_PEER_TLS_ROOTCERT_FILE=/opt/gopath/src/github.com/hyperledger/fabric/peer/crypto/peerOrganizations/org2.rawcubes.com/peers/peer0.org2.rawcubes.com/tls/ca.crt</text:p>
      <text:p text:style-name="P14">CORE_PEER_ADDRESS=peer0.org2.rawcubes.com:7051</text:p>
      <text:p text:style-name="P14"/>
      <text:p text:style-name="P14">P1O2</text:p>
      <text:p text:style-name="P14">CORE_PEER_MSPCONFIGPATH=/opt/gopath/src/github.com/hyperledger/fabric/peer/crypto/peerOrganizations/org2.rawcubes.com/users/Admin@org2.rawcubes.com/msp</text:p>
      <text:p text:style-name="P14">CORE_PEER_LOCALMSPID="Org2MSP"</text:p>
      <text:p text:style-name="P14">CORE_PEER_TLS_ROOTCERT_FILE=/opt/gopath/src/github.com/hyperledger/fabric/peer/crypto/peerOrganizations/org2.rawcubes.com/peers/peer1.org2.rawcubes.com/tls/ca.crt</text:p>
      <text:p text:style-name="P14">CORE_PEER_ADDRESS=peer1.org2.rawcubes.com:7051</text:p>
      <text:p text:style-name="P14"/>
      <text:p text:style-name="P14">P0O3</text:p>
      <text:p text:style-name="P14">CORE_PEER_MSPCONFIGPATH=/opt/gopath/src/github.com/hyperledger/fabric/peer/crypto/peerOrganizations/org3.rawcubes.com/users/Admin@org3.rawcubes.com/msp</text:p>
      <text:p text:style-name="P14">CORE_PEER_LOCALMSPID="Org3MSP"</text:p>
      <text:p text:style-name="P14">CORE_PEER_TLS_ROOTCERT_FILE=/opt/gopath/src/github.com/hyperledger/fabric/peer/crypto/peerOrganizations/org3.rawcubes.com/peers/peer0.org3.rawcubes.com/tls/ca.crt</text:p>
      <text:p text:style-name="P14">CORE_PEER_ADDRESS=peer0.org3.rawcubes.com:7051</text:p>
      <text:p text:style-name="P14"/>
      <text:p text:style-name="P14">P1O3</text:p>
      <text:p text:style-name="P14">CORE_PEER_MSPCONFIGPATH=/opt/gopath/src/github.com/hyperledger/fabric/peer/crypto/peerOrganizations/org3.rawcubes.com/users/Admin@org3.rawcubes.com/msp</text:p>
      <text:p text:style-name="P14">CORE_PEER_LOCALMSPID="Org3MSP"</text:p>
      <text:p text:style-name="P14">CORE_PEER_TLS_ROOTCERT_FILE=/opt/gopath/src/github.com/hyperledger/fabric/peer/crypto/peerOrganizations/org3.rawcubes.com/peers/peer0.org3.rawcubes.com/tls/ca.crt</text:p>
      <text:p text:style-name="P14">CORE_PEER_ADDRESS=peer1.org3.rawcubes.com:7051</text:p>
      <text:p text:style-name="P14"/>
      <text:p text:style-name="P14"><text:soft-page-break/>P0O4</text:p>
      <text:p text:style-name="P14">CORE_PEER_MSPCONFIGPATH=/opt/gopath/src/github.com/hyperledger/fabric/peer/crypto/peerOrganizations/org4.rawcubes.com/users/Admin@org4.rawcubes.com/msp</text:p>
      <text:p text:style-name="P14">CORE_PEER_LOCALMSPID="Org4MSP"</text:p>
      <text:p text:style-name="P14">CORE_PEER_TLS_ROOTCERT_FILE=/opt/gopath/src/github.com/hyperledger/fabric/peer/crypto/peerOrganizations/org4.rawcubes.com/peers/peer0.org4.rawcubes.com/tls/ca.crt</text:p>
      <text:p text:style-name="P14">CORE_PEER_ADDRESS=peer0.org4.rawcubes.com:7051</text:p>
      <text:p text:style-name="P14"/>
      <text:p text:style-name="P14">P1O4</text:p>
      <text:p text:style-name="P14">CORE_PEER_MSPCONFIGPATH=/opt/gopath/src/github.com/hyperledger/fabric/peer/crypto/peerOrganizations/org4.rawcubes.com/users/Admin@org4.rawcubes.com/msp</text:p>
      <text:p text:style-name="P14">CORE_PEER_LOCALMSPID="Org4MSP"</text:p>
      <text:p text:style-name="P14">CORE_PEER_TLS_ROOTCERT_FILE=/opt/gopath/src/github.com/hyperledger/fabric/peer/crypto/peerOrganizations/org4.rawcubes.com/peers/peer0.org4.rawcubes.com/tls/ca.crt</text:p>
      <text:p text:style-name="P14">CORE_PEER_ADDRESS=peer1.org4.rawcubes.com:705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ilaja Mahara</meta:initial-creator>
    <meta:creation-date>2018-05-14T16:03:47.092166559</meta:creation-date>
    <dc:date>2018-05-15T17:34:20.089619145</dc:date>
    <dc:creator>Shailaja Mahara</dc:creator>
    <meta:editing-duration>PT10M47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10" meta:paragraph-count="121" meta:word-count="1181" meta:character-count="20197" meta:non-whitespace-character-count="19202"/>
  </office:meta>
</office:document-meta>
</file>